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Cities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 calcext:value-type="string">
            <text:p>Abidja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692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6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ix-Marseill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410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36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Aveyronnais à Paris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505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07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mako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479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0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iarritz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533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3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récey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480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2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runoy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752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44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Burkina Faso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502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9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amerou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203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5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hlef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683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76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ijo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379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0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omfrontais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1555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34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ouzens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411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6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embloux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719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8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enèv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46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8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renobl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418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05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Ile de la Réunion</text:p>
          </table:table-cell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319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6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caun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465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4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èg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646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3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yo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50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11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Marseille Centre Ville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498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69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antes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539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8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euchâtel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535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5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yo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874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226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géviller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516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2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Paris Centre ville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645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2231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eace River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366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0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uteaux-Courbevoi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261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75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RCA Bangui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580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7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oann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467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3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dez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362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8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aguenay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336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9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alles-Cura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Sénégal Dakar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528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0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ulous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571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48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urnai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626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5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rois-Rivières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564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94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Université Laval (Québec)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327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34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ndé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:366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:1210</text:p>
          </table:table-cell>
          <table:table-cell table:number-columns-repeated="3"/>
        </table:table-row>
      </table:table>
      <table:table table:name="Abidjan" table:style-name="ta1"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Abidjan</text:p>
          </table:table-cell>
          <table:table-cell table:number-columns-repeated="3"/>
          <table:table-cell office:value-type="string" calcext:value-type="string">
            <text:p>ciaie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apa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aak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afk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aeo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atk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asf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afo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ana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aeo2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ank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asb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asn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avd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</table:table>
      <table:table table:name="Aix-Marseille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ix-Marseille</text:p>
          </table:table-cell>
          <table:table-cell/>
          <table:table-cell office:value-type="string" calcext:value-type="string">
            <text:p>13baa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bfa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bpa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bsa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brp2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brp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bjc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bma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</table:table>
      <table:table table:name="Sheet4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veyronnais à Paris</text:p>
          </table:table-cell>
          <table:table-cell/>
          <table:table-cell office:value-type="string" calcext:value-type="string">
            <text:p>75xab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cm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jo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ad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ba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ms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dl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pd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mm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ar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ep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fh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gr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js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lv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mb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rg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5xsl1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ranscriptions</text:p>
          </table:table-cell>
          <table:table-cell office:value-type="string" calcext:value-type="string">
            <text:p>:Lis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guidé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v.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chw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ais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lecharg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onné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1:40:46.468945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6:26:05.932180661</meta:creation-date>
    <dc:date>2017-09-21T15:00:59.421057771</dc:date>
    <meta:editing-duration>PT3H20M59S</meta:editing-duration>
    <meta:editing-cycles>5</meta:editing-cycles>
    <meta:generator>LibreOffice/4.2.8.2$Linux_X86_64 LibreOffice_project/420m0$Build-2</meta:generator>
    <meta:document-statistic meta:table-count="4" meta:cell-count="1595" meta:object-count="0"/>
  </office:meta>
</office:document-meta>
</file>